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tching</text:h>
      <text:p text:style-name="Standard">In order to participate in matches, a member must register himself to a wait list.</text:p>
      <text:p text:style-name="Standard">Upon receive request, the system will try to form a match contains member that have request time most closed to the moment the person register. After that, the system will automatically remove the person from wait list.</text:p>
      <text:p text:style-name="Standard"/>
      <text:p text:style-name="Standard">The match will start as soon as it have 2 members. There will be 10 seconds for other maximum 3 members to join. After that, questions will be distributed to members and the match is started.</text:p>
      <text:p text:style-name="Standard"/>
      <text:p text:style-name="Standard">After a person finish a match, he can re-register himself to wait list so that he can join another mat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huong Nguyen</meta:initial-creator>
    <meta:creation-date>2010-02-06T15:10:01</meta:creation-date>
    <dc:date>2010-02-06T16:47:17</dc:date>
    <dc:creator>Phuong Nguyen</dc:creator>
    <meta:editing-duration>PT01H37M18S</meta:editing-duration>
    <meta:editing-cycles>2</meta:editing-cycles>
    <meta:generator>OpenOffice.org/3.1$Unix OpenOffice.org_project/310m19$Build-9420</meta:generator>
    <meta:document-statistic meta:table-count="0" meta:image-count="0" meta:object-count="0" meta:page-count="1" meta:paragraph-count="5" meta:word-count="109" meta:character-count="605"/>
  </office:meta>
</office:document-meta>
</file>